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
    </style:style>
    <style:style style:name="P2" style:family="paragraph" style:parent-style-name="Standard">
      <style:text-properties officeooo:rsid="00129cd2" officeooo:paragraph-rsid="00129cd2"/>
    </style:style>
    <style:style style:name="P3" style:family="paragraph" style:parent-style-name="Text_20_body">
      <style:paragraph-properties fo:text-align="justify" style:justify-single-word="false"/>
    </style:style>
    <style:style style:name="P4" style:family="paragraph" style:parent-style-name="Text_20_body">
      <style:text-properties officeooo:rsid="00129cd2" officeooo:paragraph-rsid="00129cd2"/>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renciamento de Energia </text:h>
      <text:p text:style-name="Text_20_body">No dia a dia são cada vez mais presentes equipamentos que trabalham com sinais de rádio, isso ocorre não somente no cotidiano doméstico, mas principalmente no ambiente corporativo. </text:p>
      <text:p text:style-name="Text_20_body">A fim de reduzir os custos com cabeamento, evitar alterações na estrutura física do ambiente e até mesmo melhorar a questão estética do ambiente, os dispositivos sem fio tem se mostrado uma solução economicamente viável para esses propósitos. </text:p>
      <text:p text:style-name="Text_20_body">Contudo, com relação aos dispositivos cabeados, as redes sem fio possuem a desvantagem de demandar maior consumo de energia, afinal, elas geram sinais de ondas de rádio constantemente para que a comunicação entre os dispositivos seja possível. As novas versões do padrão IEEE 802.11 contemplam recursos de gestão de energia em redes sem fio, ou seja, esse tipo de rede pode reduzir seu consumo em casos especiais. </text:p>
      <text:p text:style-name="Text_20_body">Analise o caso a seguir da organização <text:span text:style-name="Strong_20_Emphasis">All For World </text:span>, e com base nas definições do padrão e suas características de gestão de energia, proponha uma solução para o problema apresentado. </text:p>
      <text:p text:style-name="Text_20_body">Um organização não governamental fictícia chamada Todos pelo Mundo, cuja sigla em inglês é AFW (All For World), possui sua sede na cidade Holandesa de Amsterdã. Na sede está todo o centro administrativo da organização, com diversos computadores, dispositivos eletrônicos, <text:span text:style-name="Emphasis">tablets </text:span>e muitos outros equipamentos, todos ficam constantemente conectados. </text:p>
      <text:p text:style-name="Text_20_body">Com propósito de reduzir os custos com materiais e também para evitar o consumo de recursos naturais, aplicando uma filosofia que a própria organização classifica como sustentável todos os equipamentos estão conectados entre si através de uma enorme malha de redes sem fio. </text:p>
      <text:p text:style-name="Text_20_body">A partir dessa rede, tanto os colaboradores que atuam diariamente na sede da organização, como também os visitantes estão conectados, o número de pessoas conectadas diariamente pode chega a milhares. Para reduzir o tráfego na rede interna em dias de muitas visitas, o departamento de T.I. da organização julgou melhor adicionar um novo Access Point com uma faixa específica para os visitantes (algo como uma nova rede que permite somente acesso à Internet). </text:p>
      <text:p text:style-name="Text_20_body">Entretanto, novos dispositivos geram mais consumo de energia, e por ser uma organização que luta pela sustentabilidade do planeta, consumir mais energia pode significar ter de fazer uso de fontes não renováveis de energia ou fontes renováveis, mas que implicam em descaracterização do meio ambiente (como é o caso das hidroelétricas). </text:p>
      <text:h text:style-name="Heading_20_3" text:outline-level="3">Vamos Praticar </text:h>
      <text:p text:style-name="Text_20_body">Você é um dos colaboradores que atualmente está prestando serviços na sede da AFW. Diante da situação apresentada, e necessitando de uma solução rápida e eficaz que não envolva aumento dos custos operacionais ou até mesmo aquisição de novos painéis solares para a organização, os diretores resolveram reunir-se com todo o departamento de T.I. em busca de uma solução viável. Esse é o seu momento de brilhar. Escreva um texto explicando como você apresentaria uma solução para o problema, sem deixar de utilizar as redes sem fio. </text:p>
      <text:p text:style-name="Text_20_body"><text:span text:style-name="Strong_20_Emphasis">Ao final, disponibilize seu trabalho no fórum da seção. </text:span></text:p>
      <text:h text:style-name="Heading_20_1" text:outline-level="1"><text:soft-page-break/>Referências </text:h>
      <text:p text:style-name="Text_20_body">RAPPAPORT, T. S. <text:span text:style-name="Strong_20_Emphasis">Comunicação sem fio </text:span>: princípios e práticas. 2. ed. Nova Jersey: Pearson Prentice Hall, 2009. </text:p>
      <text:p text:style-name="Text_20_body">TANENBAUM, A. S.; WETHERALL, D. <text:span text:style-name="Strong_20_Emphasis">Redes de Computadores </text:span>. 5. ed. Campinas: Pearson, 2011. </text:p>
      <text:p text:style-name="P2">Resposta</text:p>
      <text:p text:style-name="P4"><text:span text:style-name="T1">Caro estudante, sabemos que o padrão IEEE 802.11 passou por algumas modificações, e dentre os novos recursos oferecidos está a capacidade de gerenciamento de energia. Entretanto, esse é um recurso para dispositivos fabricados após a atualização do padrão.</text:span> </text:p>
      <text:p text:style-name="P3"><text:span text:style-name="T1">Inevitavelmente, a solução para esse problema implica na aquisição de um ou mais dispositivos baseados no novo IEEE 802.11. Os dispositivos deverão ser configurados para o modo de economia de energia, e devem ser implantados como roteadores. A ideia é adquirir um número reduzido de dispositivos, um para a rede de visitantes e dois ou mais para a rede dos colaboradores, que podem ser divididas em pequenas sub-redes. Dessa forma, sempre que o fluxo de dados em qualquer uma das redes for pequeno, o dispositivo entra em modo de economia de energia, reduzindo o consumo total da sede da organização.</text:span>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13:20:18.976899728</meta:creation-date>
    <dc:date>2022-12-11T13:26:00.078909531</dc:date>
    <meta:editing-duration>PT26S</meta:editing-duration>
    <meta:editing-cycles>2</meta:editing-cycles>
    <meta:generator>LibreOffice/7.3.7.2$Linux_X86_64 LibreOffice_project/30$Build-2</meta:generator>
    <meta:document-statistic meta:table-count="0" meta:image-count="0" meta:object-count="0" meta:page-count="2" meta:paragraph-count="18" meta:word-count="654" meta:character-count="4141" meta:non-whitespace-character-count="3488"/>
  </office:meta>
</office:document-meta>
</file>